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501 cecq n</text:p>
          </table:table-cell>
          <table:table-cell table:number-columns-repeated="2"/>
          <table:table-cell office:value-type="string" calcext:value-type="string">
            <text:p>501 cecq y</text:p>
          </table:table-cell>
          <table:table-cell/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reads</text:p>
          </table:table-cell>
          <table:table-cell/>
          <table:table-cell office:value-type="string" calcext:value-type="string">
            <text:p>taxa</text:p>
          </table:table-cell>
          <table:table-cell office:value-type="string" calcext:value-type="string">
            <text:p>reads</text:p>
          </table:table-cell>
        </table:table-row>
        <table:table-row table:style-name="ro1">
          <table:table-cell office:value-type="string" calcext:value-type="string">
            <text:p>g__Parabacteroides.s__Parabacteroides_distasonis</text:p>
          </table:table-cell>
          <table:table-cell office:value-type="float" office:value="31134" calcext:value-type="float">
            <text:p>31134</text:p>
          </table:table-cell>
          <table:table-cell/>
          <table:table-cell office:value-type="string" calcext:value-type="string">
            <text:p>g__Parabacteroides.s__Parabacteroides_sp_ASF519</text:p>
          </table:table-cell>
          <table:table-cell office:value-type="float" office:value="239309" calcext:value-type="float">
            <text:p>239309</text:p>
          </table:table-cell>
        </table:table-row>
        <table:table-row table:style-name="ro1">
          <table:table-cell office:value-type="string" calcext:value-type="string">
            <text:p>g__Bacteroides.s__Bacteroides_sp_2_1_22</text:p>
          </table:table-cell>
          <table:table-cell office:value-type="float" office:value="21983" calcext:value-type="float">
            <text:p>21983</text:p>
          </table:table-cell>
          <table:table-cell/>
          <table:table-cell office:value-type="string" calcext:value-type="string">
            <text:p>g__Parabacteroides.s__Parabacteroides_goldsteinii</text:p>
          </table:table-cell>
          <table:table-cell office:value-type="float" office:value="211398" calcext:value-type="float">
            <text:p>211398</text:p>
          </table:table-cell>
        </table:table-row>
        <table:table-row table:style-name="ro1">
          <table:table-cell office:value-type="string" calcext:value-type="string">
            <text:p>g__Bacteroides.s__Bacteroides_caccae</text:p>
          </table:table-cell>
          <table:table-cell office:value-type="float" office:value="16184" calcext:value-type="float">
            <text:p>16184</text:p>
          </table:table-cell>
          <table:table-cell/>
          <table:table-cell office:value-type="string" calcext:value-type="string">
            <text:p>g__Clostridium.s__Clostridium_sp_ASF356</text:p>
          </table:table-cell>
          <table:table-cell office:value-type="float" office:value="41209" calcext:value-type="float">
            <text:p>41209</text:p>
          </table:table-cell>
        </table:table-row>
        <table:table-row table:style-name="ro1">
          <table:table-cell office:value-type="string" calcext:value-type="string">
            <text:p>g__Parabacteroides.s__Parabacteroides_goldsteinii</text:p>
          </table:table-cell>
          <table:table-cell office:value-type="float" office:value="15426" calcext:value-type="float">
            <text:p>15426</text:p>
          </table:table-cell>
          <table:table-cell/>
          <table:table-cell office:value-type="string" calcext:value-type="string">
            <text:p>g__Parabacteroides.s__Parabacteroides_distasonis</text:p>
          </table:table-cell>
          <table:table-cell office:value-type="float" office:value="37498" calcext:value-type="float">
            <text:p>37498</text:p>
          </table:table-cell>
        </table:table-row>
        <table:table-row table:style-name="ro1">
          <table:table-cell office:value-type="string" calcext:value-type="string">
            <text:p>g__Bacteroides.s__Bacteroides_sp_2_1_33B</text:p>
          </table:table-cell>
          <table:table-cell office:value-type="float" office:value="9874" calcext:value-type="float">
            <text:p>9874</text:p>
          </table:table-cell>
          <table:table-cell/>
          <table:table-cell office:value-type="string" calcext:value-type="string">
            <text:p>g__Mucispirillum.s__Mucispirillum_schaedleri</text:p>
          </table:table-cell>
          <table:table-cell office:value-type="float" office:value="16291" calcext:value-type="float">
            <text:p>16291</text:p>
          </table:table-cell>
        </table:table-row>
        <table:table-row table:style-name="ro1">
          <table:table-cell office:value-type="string" calcext:value-type="string">
            <text:p>g__Parabacteroides.s__Parabacteroides_sp_ASF519</text:p>
          </table:table-cell>
          <table:table-cell office:value-type="float" office:value="9454" calcext:value-type="float">
            <text:p>9454</text:p>
          </table:table-cell>
          <table:table-cell/>
          <table:table-cell office:value-type="string" calcext:value-type="string">
            <text:p>g__Blautia.s__Blautia_producta</text:p>
          </table:table-cell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string" calcext:value-type="string">
            <text:p>g__Anaerostipes.s__Anaerostipes_caccae</text:p>
          </table:table-cell>
          <table:table-cell office:value-type="float" office:value="8282" calcext:value-type="float">
            <text:p>8282</text:p>
          </table:table-cell>
          <table:table-cell/>
          <table:table-cell office:value-type="string" calcext:value-type="string">
            <text:p>g__Anaerostipes.s__Anaerostipes_caccae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string" calcext:value-type="string">
            <text:p>g__Bacteroides.s__Bacteroides_coprocola</text:p>
          </table:table-cell>
          <table:table-cell office:value-type="float" office:value="6609" calcext:value-type="float">
            <text:p>6609</text:p>
          </table:table-cell>
          <table:table-cell/>
          <table:table-cell office:value-type="string" calcext:value-type="string">
            <text:p>g__Bacteroides.s__Bacteroides_caccae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g__Clostridium.s__Clostridium_clostridioforme</text:p>
          </table:table-cell>
          <table:table-cell office:value-type="float" office:value="6041" calcext:value-type="float">
            <text:p>6041</text:p>
          </table:table-cell>
          <table:table-cell/>
          <table:table-cell office:value-type="string" calcext:value-type="string">
            <text:p>g__Bacteroides.s__Bacteroides_coprocola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string" calcext:value-type="string">
            <text:p>g__Parabacteroides.s__Parabacteroides_merdae</text:p>
          </table:table-cell>
          <table:table-cell office:value-type="float" office:value="5307" calcext:value-type="float">
            <text:p>5307</text:p>
          </table:table-cell>
          <table:table-cell/>
          <table:table-cell office:value-type="string" calcext:value-type="string">
            <text:p>g__Parabacteroides.s__Parabacteroides_merdae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g__Blautia.s__Ruminococcus_torques</text:p>
          </table:table-cell>
          <table:table-cell office:value-type="float" office:value="5135" calcext:value-type="float">
            <text:p>5135</text:p>
          </table:table-cell>
          <table:table-cell/>
          <table:table-cell office:value-type="string" calcext:value-type="string">
            <text:p>g__Blautia.s__Ruminococcus_torques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g__Clostridium.s__Clostridium_sp_ASF356</text:p>
          </table:table-cell>
          <table:table-cell office:value-type="float" office:value="4285" calcext:value-type="float">
            <text:p>4285</text:p>
          </table:table-cell>
          <table:table-cell/>
          <table:table-cell office:value-type="string" calcext:value-type="string">
            <text:p>g__Lactobacillus.s__Lactobacillus_murinus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g__Pseudoflavonifractor.s__Pseudoflavonifractor_capillosus</text:p>
          </table:table-cell>
          <table:table-cell office:value-type="float" office:value="4242" calcext:value-type="float">
            <text:p>4242</text:p>
          </table:table-cell>
          <table:table-cell/>
          <table:table-cell office:value-type="string" calcext:value-type="string">
            <text:p>g__Bacteroides.s__Bacteroides_sp_2_1_33B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g__Parabacteroides.s__Parabacteroides_johnsonii</text:p>
          </table:table-cell>
          <table:table-cell office:value-type="float" office:value="2774" calcext:value-type="float">
            <text:p>2774</text:p>
          </table:table-cell>
          <table:table-cell/>
          <table:table-cell office:value-type="string" calcext:value-type="string">
            <text:p>g__Coprococcus.s__Coprococcus_eutactus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g__Acinetobacter.s__Acinetobacter_sp_P8_3_8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g__Barnesiella.s__Barnesiella_intestinihominis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g__Dorea.s__Dorea_longicatena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g__Bacteroides.s__Bacteroides_uniformis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g__Bacteroides.s__Bacteroides_sp_3_1_33FAA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g__Escherichia.s__Escherichia_coli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g__Elizabethkingia.s__Elizabethkingia_anophelis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g__Thalassiosira.s__Thalassiosira_pseudonana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g__Blautia.s__Ruminococcus_obeum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g__Blautia.s__Ruminococcus_obeum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g__Mucispirillum.s__Mucispirillum_schaedleri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g__Bacteroides.s__Bacteroides_vulgatus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g__Enterococcus.s__Enterococcus_faecalis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g__Escherichia.s__Escherichia_sp_4_1_40B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g__Streptococcus.s__Streptococcus_salivarius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g__Plasmodium.s__Plasmodium_berghei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g__Clostridium.s__Clostridium_botulinum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g__Carnobacterium.s__Carnobacterium_maltaromaticum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g__Clostridium.s__Clostridium_sp_SS2_1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g__Escherichia.s__Escherichia_sp_1_1_43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g__Barnesiella.s__Barnesiella_intestinihominis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g__Plasmodium.s__Plasmodium_yoelii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g__Blautia.s__Blautia_producta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g__Rhodococcus.s__Rhodococcus_wratislaviensis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g__Prevotella.s__Prevotella_histicola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g__Parabacteroides.s__Parabacteroides_johnsonii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g__Rhodococcus.s__Rhodococcus_wratislaviensis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g__Bacteroides.s__Bacteroides_fragilis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g__Parabacteroides.s__Parabacteroides_sp_D1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g__Chlamydia.s__Chlamydia_psittaci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g__Clostridium.s__Clostridium_sp_L2_5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g__Clostridium.s__Clostridium_bolteae</text:p>
          </table:table-cell>
          <table:table-cell office:value-type="float" office:value="589" calcext:value-type="float">
            <text:p>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6:17:40.438000000</meta:creation-date>
    <dc:date>2019-04-02T16:24:02.059000000</dc:date>
    <meta:editing-duration>PT6M20S</meta:editing-duration>
    <meta:editing-cycles>2</meta:editing-cycles>
    <meta:generator>LibreOffice/6.0.7.3$Windows_X86_64 LibreOffice_project/dc89aa7a9eabfd848af146d5086077aeed2ae4a5</meta:generator>
    <meta:document-statistic meta:table-count="1" meta:cell-count="126" meta:object-count="0"/>
  </office:meta>
</office:document-meta>
</file>